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3588"/>
    </style:style>
    <style:style style:name="P2" style:family="paragraph" style:parent-style-name="Standard">
      <style:text-properties style:text-underline-style="none" officeooo:rsid="000450d6" officeooo:paragraph-rsid="000450d6"/>
    </style:style>
    <style:style style:name="P3" style:family="paragraph" style:parent-style-name="Standard">
      <style:text-properties style:text-underline-style="none" officeooo:rsid="000450d6" officeooo:paragraph-rsid="0005f173"/>
    </style:style>
    <style:style style:name="P4" style:family="paragraph" style:parent-style-name="Standard">
      <style:text-properties style:text-underline-style="none" officeooo:rsid="0005f173" officeooo:paragraph-rsid="0005f173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5f173" officeooo:paragraph-rsid="0005f173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709c0" officeooo:paragraph-rsid="000709c0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098dd" officeooo:paragraph-rsid="001098dd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1bf36" officeooo:paragraph-rsid="0011bf36"/>
    </style:style>
    <style:style style:name="P9" style:family="paragraph" style:parent-style-name="Standard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>
      <style:text-properties style:font-name="Arial1" fo:font-size="20pt" style:text-underline-style="solid" style:text-underline-width="auto" style:text-underline-color="font-color" style:font-size-asian="20pt" style:font-size-complex="20pt"/>
    </style:style>
    <style:style style:name="P11" style:family="paragraph" style:parent-style-name="Standard">
      <style:text-properties fo:font-size="16pt" style:text-underline-style="none" officeooo:rsid="000450d6" officeooo:paragraph-rsid="000450d6" style:font-size-asian="16pt" style:font-size-complex="16pt"/>
    </style:style>
    <style:style style:name="P12" style:family="paragraph" style:parent-style-name="Standard">
      <style:text-properties fo:font-size="16pt" style:text-underline-style="none" officeooo:rsid="000450d6" officeooo:paragraph-rsid="0005f173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style:text-underline-style="none" officeooo:rsid="000709c0" officeooo:paragraph-rsid="00083f83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style:text-underline-style="none" officeooo:rsid="000709c0" officeooo:paragraph-rsid="000dcfff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officeooo:rsid="0009fff8" officeooo:paragraph-rsid="0009fff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officeooo:rsid="0009fff8" officeooo:paragraph-rsid="000bf3f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0e9c0c" officeooo:paragraph-rsid="000e9c0c" style:font-size-asian="10.5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fo:font-weight="normal" officeooo:rsid="000450d6" style:text-blinking="false" fo:background-color="transparent" loext:char-shading-value="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50d6" style:font-weight-asian="bold" style:font-weight-complex="bold"/>
    </style:style>
    <style:style style:name="T6" style:family="text">
      <style:text-properties officeooo:rsid="0005f173"/>
    </style:style>
    <style:style style:name="T7" style:family="text">
      <style:text-properties officeooo:rsid="00083f83"/>
    </style:style>
    <style:style style:name="T8" style:family="text">
      <style:text-properties officeooo:rsid="000bf3f1"/>
    </style:style>
    <style:style style:name="T9" style:family="text">
      <style:text-properties officeooo:rsid="000c1068"/>
    </style:style>
    <style:style style:name="T10" style:family="text">
      <style:text-properties officeooo:rsid="000dcfff"/>
    </style:style>
    <style:style style:name="T11" style:family="text">
      <style:text-properties officeooo:rsid="000f7ec3"/>
    </style:style>
    <style:style style:name="T12" style:family="text">
      <style:text-properties officeooo:rsid="0011bf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c3851829-7fff-232c-a3c6-152aff17f664"/><text:span text:style-name="T1">Teste de Programador - Avança</text:span><text:span text:style-name="T2">do</text:span> <text:s/><text:span text:style-name="T5">(RESOLUÇÃO)</text:span></text:p>
      <text:p text:style-name="P9"/>
      <text:p text:style-name="P1"/>
      <text:p text:style-name="P11"><text:span text:style-name="T6">1) </text:span>Referências oficiais:</text:p>
      <text:p text:style-name="P2"/>
      <text:p text:style-name="P2">Writing a Plugin</text:p>
      <text:p text:style-name="P2"><text:a xlink:type="simple" xlink:href="https://codex.wordpress.org/Writing_a_Plugin" text:style-name="Internet_20_link" text:visited-style-name="Visited_20_Internet_20_Link">https://codex.wordpress.org/Writing_a_Plugin</text:a></text:p>
      <text:p text:style-name="P2"/>
      <text:p text:style-name="P3"><text:span text:style-name="T3">WooCommerce Hooks: Actions </text:span></text:p>
      <text:p text:style-name="P3"><text:a xlink:type="simple" xlink:href="https://docs.woocommerce.com/document/introduction-to-hooks-actions-and-filters" text:style-name="Internet_20_link" text:visited-style-name="Visited_20_Internet_20_Link"><text:span text:style-name="T3">https://docs.woocommerce.com/document/introduction-to-hooks-actions-and-filters</text:span></text:a></text:p>
      <text:p text:style-name="P2"/>
      <text:p text:style-name="P2"><text:span text:style-name="T3">Managing Orders</text:span></text:p>
      <text:p text:style-name="P2"><text:a xlink:type="simple" xlink:href="https://docs.woocommerce.com/document/managing-orders/" text:style-name="Internet_20_link" text:visited-style-name="Visited_20_Internet_20_Link"><text:span text:style-name="T3">https://docs.woocommerce.com/document/managing-orders/</text:span></text:a></text:p>
      <text:p text:style-name="P2"><text:span text:style-name="T3"/></text:p>
      <text:p text:style-name="P2">How to Internationalize Your Plugin - <text:a xlink:type="simple" xlink:href="https://developer.wordpress.org/plugins/internationalization/how-to-internationalize-your-plugin/" text:style-name="Internet_20_link" text:visited-style-name="Visited_20_Internet_20_Link">https://developer.wordpress.org/plugins/internationalization/how-to-internationalize-your-plugin/</text:a></text:p>
      <text:p text:style-name="P2"/>
      <text:p text:style-name="P2"/>
      <text:p text:style-name="P12"><text:span text:style-name="T6">2) </text:span>Referências <text:span text:style-name="T6">não </text:span>oficiais:</text:p>
      <text:p text:style-name="P2"><text:span text:style-name="T3"/></text:p>
      <text:p text:style-name="P3"><text:span text:style-name="T3">Adding WooCommerce settings</text:span></text:p>
      <text:p text:style-name="P3"><text:a xlink:type="simple" xlink:href="https://www.barrykooij.com/adding-woocommerce-settings/" text:style-name="Internet_20_link" text:visited-style-name="Visited_20_Internet_20_Link"><text:span text:style-name="T3">https://www.barrykooij.com/adding-woocommerce-settings/</text:span></text:a></text:p>
      <text:p text:style-name="P3"><text:span text:style-name="T3"/></text:p>
      <text:p text:style-name="P3"><text:span text:style-name="T3">How to Add a WC Settings Tab</text:span></text:p>
      <text:p text:style-name="P3"><text:a xlink:type="simple" xlink:href="https://www.speakinginbytes.com/2014/07/woocommerce-settings-tab/" text:style-name="Internet_20_link" text:visited-style-name="Visited_20_Internet_20_Link"><text:span text:style-name="T3">https://www.speakinginbytes.com/2014/07/woocommerce-settings-tab/</text:span></text:a></text:p>
      <text:p text:style-name="P3"><text:span text:style-name="T3"/></text:p>
      <text:p text:style-name="P3">How to Translate Your Plugin</text:p>
      <text:p text:style-name="P3"><text:a xlink:type="simple" xlink:href="https://www.sitepoint.com/wordpress-l10n-translate-your-plugin/" text:style-name="Internet_20_link" text:visited-style-name="Visited_20_Internet_20_Link">https://www.sitepoint.com/wordpress-l10n-translate-your-plugin/</text:a></text:p>
      <text:p text:style-name="P3"/>
      <text:p text:style-name="P3">Make Your Plugin Translation Ready</text:p>
      <text:p text:style-name="P3"><text:a xlink:type="simple" xlink:href="https://www.sitepoint.com/wordpress-i18n-make-your-plugin-translation-ready/" text:style-name="Internet_20_link" text:visited-style-name="Visited_20_Internet_20_Link">https://www.sitepoint.com/wordpress-i18n-make-your-plugin-translation-ready/</text:a></text:p>
      <text:p text:style-name="P3"/>
      <text:p text:style-name="P3">Online Tools for WordPress Developers</text:p>
      <text:p text:style-name="P3"><text:a xlink:type="simple" xlink:href="http://tools.konstruktors.com/" text:style-name="Internet_20_link" text:visited-style-name="Visited_20_Internet_20_Link">http://tools.konstruktors.com/</text:a></text:p>
      <text:p text:style-name="P3"/>
      <text:p text:style-name="P4">Stack Overflow - Send custom email on custom order status change</text:p>
      <text:p text:style-name="P4"><text:a xlink:type="simple" xlink:href="https://stackoverflow.com/questions/27112461/woocommerce-send-custom-email-on-custom-order-status-change" text:style-name="Internet_20_link" text:visited-style-name="Visited_20_Internet_20_Link">https://stackoverflow.com/questions/27112461/woocommerce-send-custom-email-on-custom-order-status-change</text:a></text:p>
      <text:p text:style-name="P4"/>
      <text:p text:style-name="P4">Stack Overflow - How do I debug a WordPress plugin?</text:p>
      <text:p text:style-name="P4"><text:a xlink:type="simple" xlink:href="https://stackoverflow.com/questions/14541989/how-do-i-debug-a-wordpress-plugin" text:style-name="Internet_20_link" text:visited-style-name="Visited_20_Internet_20_Link">https://stackoverflow.com/questions/14541989/how-do-i-debug-a-wordpress-plugin</text:a></text:p>
      <text:p text:style-name="P4"/>
      <text:p text:style-name="P4">Hook for Woocommerce admin order data after shipping address</text:p>
      <text:p text:style-name="P4"><text:a xlink:type="simple" xlink:href="http://www.pjvillanueva.com/hook-for-woocommerce-admin-order-data-after-shipping-address/" text:style-name="Internet_20_link" text:visited-style-name="Visited_20_Internet_20_Link">http://www.pjvillanueva.com/hook-for-woocommerce-admin-order-data-after-shipping-address/</text:a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2"><text:span text:style-name="T6">3) Desenvolvimento do plug-in</text:span></text:p>
      <text:p text:style-name="P12"/>
      <text:p text:style-name="P6">Este foi meu primeiro trabalho desenvolvendo um plug-in e trabalhando <text:s/>com o plug-in Woocommerce. Inicialmente pesquisei como desenvolver um plug-in no wordpress, e em seguida, comecei a trabalhar em cima do Woocommerce. A maior parte das referências utilizadas encontram-se nos tópicos anteriores. </text:p>
      <text:p text:style-name="P6"/>
      <text:p text:style-name="P6">A separação dos arquivos do plug-in ocorreu para organizar as funções de administrador e funções comuns (para o cliente) em arquivos diferentes.</text:p>
      <text:p text:style-name="P6"/>
      <text:p text:style-name="P6"/>
      <text:p text:style-name="P13"><text:span text:style-name="T7">4) Implementação do plug-in no modo cliente</text:span></text:p>
      <text:p text:style-name="P13"/>
      <text:p text:style-name="P15">Na parte do cliente implementou-se o histórico do status do pedido (esquerda) além do código de rastreio. <text:span text:style-name="T9">O status do pedido aparecerá em negrito, diferentemente das próximas etapas. Foi implementado de uma maneira simples porém objetivando mostrar a funcionalidade.</text:span></text:p>
      <text:p text:style-name="P13"/>
      <text:p text:style-name="P16">Caso o pedido ainda não ter sido enviado, então o código de rastreio estará “<text:span text:style-name="T4">não disponível</text:span>”. <text:span text:style-name="T8">Caso contrário, ou seja, s</text:span>e o pedido já foi enviado, aparecerá então o código de rastreio (<text:span text:style-name="T8">quando</text:span> possível):</text:p>
      <text:p text:style-name="P15"/>
      <text:p text:style-name="P15"/>
      <text:p text:style-name="P6"/>
      <text:p text:style-name="P14"><text:span text:style-name="T10">5) Implementação do plug-in no modo administrador</text:span></text:p>
      <text:p text:style-name="P14"/>
      <text:p text:style-name="P17">No modo administrador, implementou-se através de uma nova aba no plug-in ( <text:span text:style-name="T11">caminho </text:span><text:span text:style-name="T4">woocommerce - settings</text:span>) a funcionalidade de e-mail de pedido enviado. O e-mail automático que será enviado quando um pedido mudar para o status Enviado será editável pelo painel do Woocommerce através desta aba.</text:p>
      <text:p text:style-name="P17"/>
      <text:p text:style-name="P17"/>
      <text:p text:style-name="P7">Também foi implemando código CSS para customizar o status de um pedido para “enviado” conforme ilustra a figura abaixo:</text:p>
      <text:p text:style-name="P7"/>
      <text:p text:style-name="P7"/>
      <text:p text:style-name="P7">Outra funcionalidade implementada foi a funcionalidade de “alterar o estado do pedido para enviado” no seletor “bulk-action-selector-top”, como mostra a figura:</text:p>
      <text:p text:style-name="P7"/>
      <text:p text:style-name="P7"/>
      <text:p text:style-name="P7">Também foi implementado um botão de ação “enviado” para marcar um ou mais pedidos como enviados.</text:p>
      <text:p text:style-name="P6"/>
      <text:p text:style-name="P5"/>
      <text:p text:style-name="P7"><text:span text:style-name="T12">De</text:span>ntro da tela de “Detalhes do Pedido”, <text:s/><text:span text:style-name="T12">três funcionalidades foram implementadas. Criou-se o novo status de pedido “enviado” podendo ser escolhido pelo select box na parte “geral”, e também </text:span><text:soft-page-break/><text:span text:style-name="T12">na parte “ações do pedido”, mas esta última apenas aparece quando o pedido ainda não possui o status “enviado”.</text:span></text:p>
      <text:p text:style-name="P7"/>
      <text:p text:style-name="P8">Na parte de “entrega” também foi colocado o código de rastreio do pedido. Este código só pode ser editado enquando o pedido ainda não foi enviado.</text:p>
      <text:p text:style-name="P7"/>
      <text:p text:style-name="P7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1:32:19.167000000</meta:creation-date>
    <dc:date>2018-11-15T02:37:32.732000000</dc:date>
    <meta:editing-duration>PT43M49S</meta:editing-duration>
    <meta:editing-cycles>13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39" meta:word-count="425" meta:character-count="3504" meta:non-whitespace-character-count="3113"/>
  </office:meta>
</office:document-meta>
</file>